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21e8"/>
    </style:style>
    <style:style style:name="P2" style:family="paragraph">
      <loext:graphic-properties draw:fill="none" draw:fill-color="#ffffff"/>
      <style:paragraph-properties style:writing-mode="lr-tb"/>
    </style:style>
    <style:style style:name="P3" style:family="paragraph">
      <loext:graphic-properties draw:fill-color="#cccccc"/>
    </style:style>
    <style:style style:name="P4" style:family="paragraph">
      <loext:graphic-properties draw:fill="none" draw:fill-color="#ffffff"/>
      <style:paragraph-properties style:writing-mode="lr-tb"/>
      <style:text-properties fo:font-size="12pt"/>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6" style:family="paragraph">
      <loext:graphic-properties draw:fill="solid" draw:fill-color="#cccccc"/>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4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7"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6pt" style:font-size-asian="16pt" style:font-size-complex="16pt" fo:hyphenate="false" loext:hyphenation-no-caps="false"/>
    </style:style>
    <style:style style:name="P8" style:family="paragraph">
      <style:paragraph-properties fo:text-align="center"/>
    </style:style>
    <style:style style:name="P9" style:family="paragraph">
      <loext:graphic-properties draw:fill="none" draw:fill-color="#ffffff"/>
      <style:paragraph-properties fo:text-align="center" style:writing-mode="lr-tb"/>
    </style:style>
    <style:style style:name="P10" style:family="paragraph">
      <loext:graphic-properties draw:fill="none" draw:fill-color="#ffffff"/>
      <style:paragraph-properties style:writing-mode="lr-tb"/>
      <style:text-properties fo:color="#729fcf" fo:font-size="48pt" style:font-size-asian="48pt" style:font-size-complex="48pt"/>
    </style:style>
    <style:style style:name="P11" style:family="paragraph">
      <loext:graphic-properties draw:fill="none" draw:fill-color="#ffffff"/>
      <style:paragraph-properties style:writing-mode="lr-tb"/>
      <style:text-properties fo:color="#ffbf00" fo:font-size="54pt" style:font-size-asian="54pt" style:font-size-complex="54pt"/>
    </style:style>
    <style:style style:name="P12" style:family="paragraph">
      <loext:graphic-properties draw:fill="solid" draw:fill-color="#ffffff"/>
      <style:paragraph-properties fo:text-align="center"/>
    </style:style>
    <style:style style:name="T1" style:family="text">
      <style:text-properties fo:font-size="72pt" officeooo:rsid="000b21e8" style:font-size-asian="63pt" style:font-size-complex="72pt"/>
    </style:style>
    <style:style style:name="T2" style:family="text">
      <style:text-properties fo:font-size="10pt" style:font-size-asian="8pt" style:font-size-complex="10pt"/>
    </style:style>
    <style:style style:name="T3"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14pt" style:font-size-asian="12pt" style:font-size-complex="14pt"/>
    </style:style>
    <style:style style:name="T5" style:family="text">
      <style:text-properties fo:font-size="16pt" style:font-size-asian="16pt" style:font-size-complex="16pt"/>
    </style:style>
    <style:style style:name="T6" style:family="text">
      <style:text-properties fo:font-variant="normal" fo:text-transform="none" style:use-window-font-color="true" style:text-outline="false" style:text-line-through-style="none" style:text-line-through-type="none" style:text-position="0% 100%" style:font-name="Liberation Serif" fo:font-size="16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font-size="26pt" style:font-size-asian="22pt" style:font-size-complex="26pt"/>
    </style:style>
    <style:style style:name="T8" style:family="text">
      <style:text-properties fo:color="#729fcf" fo:font-size="48pt" style:font-size-asian="48pt" style:font-size-complex="48pt"/>
    </style:style>
    <style:style style:name="T9" style:family="text">
      <style:text-properties fo:color="#ffbf00" fo:font-size="54pt" style:font-size-asian="54pt" style:font-size-complex="54pt"/>
    </style:style>
    <style:style style:name="gr1" style:family="graphic">
      <style:graphic-properties draw:stroke="none" svg:stroke-color="#000000" draw:fill="none" draw:fill-color="#ffffff" fo:min-height="2.8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cccccc" draw:textarea-horizontal-align="justify" draw:textarea-vertical-align="middle" draw:auto-grow-height="false" fo:min-height="0.894cm" fo:min-width="18.1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000000" draw:fill="none" draw:fill-color="#ffffff" fo:min-height="1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color="#000000" draw:fill="solid" draw:fill-color="#cccccc" draw:textarea-vertical-align="middle"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3.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draw:textarea-vertical-align="middle" fo:min-height="0.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2.1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ffffff" draw:fill="solid" draw:fill-color="#ffffff" draw:textarea-horizontal-align="justify" draw:textarea-vertical-align="middle" draw:auto-grow-height="false" fo:min-height="2.249cm" fo:min-width="1.7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1.593cm" fo:min-width="1.5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Forma1" draw:style-name="gr12" draw:text-style-name="P8" svg:width="2.25cm" svg:height="2.25cm" svg:x="0.522cm" svg:y="0.0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a2" draw:style-name="gr11" draw:text-style-name="P12" svg:width="1.705cm" svg:height="2.25cm" draw:transform="rotate (-1.99787839475791) translate (3.77648611111111cm 1.22766666666667cm)"><text:p/><draw:enhanced-geometry svg:viewBox="0 0 21600 21600" draw:type="rectangle" draw:enhanced-path="M 0 0 L 21600 0 21600 21600 0 21600 0 0 Z N"/></draw:custom-shape><draw:frame text:anchor-type="paragraph" draw:z-index="2" draw:name="Forma3" draw:style-name="gr10" draw:text-style-name="P11" svg:width="5.398cm" svg:height="2.193cm" svg:x="1.268cm" svg:y="0.296cm"><draw:text-box><text:p><text:span text:style-name="T9">SHOP</text:span></text:p></draw:text-box></draw:frame></text:p>
      <text:p text:style-name="P1"><draw:frame text:anchor-type="paragraph" draw:z-index="3" draw:name="Forma4" draw:style-name="gr9" draw:text-style-name="P10" svg:width="12.069cm" svg:height="1.952cm" svg:x="6.93cm" svg:y="-0.078cm"><draw:text-box><text:p><text:span text:style-name="T8">LOJA </text:span><text:span text:style-name="T8">ON </text:span><text:span text:style-name="T8">LINE</text:span></text:p></draw:text-box></draw:frame></text:p>
      <text:p text:style-name="P1"><draw:line text:anchor-type="paragraph" draw:z-index="4" draw:name="Forma5" draw:style-name="gr8" draw:text-style-name="P8" svg:x1="0.231cm" svg:y1="1.769cm" svg:x2="18.011cm" svg:y2="1.769cm"><text:p/></draw:line><draw:frame text:anchor-type="paragraph" draw:z-index="5" draw:name="Forma6" draw:style-name="gr7" draw:text-style-name="P9" svg:width="21.016cm" svg:height="1.271cm" svg:x="-2.016cm" svg:y="1.949cm"><draw:text-box><text:p text:style-name="P8"><text:span text:style-name="T7">Detalhe da Encomenda</text:span></text:p></draw:text-box></draw:frame><draw:frame text:anchor-type="paragraph" draw:z-index="6" draw:name="Forma7" draw:style-name="gr6" draw:text-style-name="P7" svg:width="18.151cm" svg:height="0.927cm" svg:x="0.046cm" svg:y="3.277cm"><draw:text-box><text:p text:style-name="P5"><text:span text:style-name="T5"><text:s/></text:span><text:span text:style-name="T6">Encomenda efetuada em: <text:s text:c="22"/>Código Encomenda:</text:span></text:p></draw:text-box></draw:frame><draw:frame text:anchor-type="paragraph" draw:z-index="7" draw:name="Forma8" draw:style-name="gr5" draw:text-style-name="P2" svg:width="18.098cm" svg:height="3.17cm" svg:x="0.046cm" svg:y="4.441cm"><draw:text-box><text:p><text:span text:style-name="T4"><text:s text:c="2"/></text:span><text:span text:style-name="T4">Dados do cliente</text:span></text:p></draw:text-box></draw:frame><draw:frame text:anchor-type="paragraph" draw:z-index="8" draw:name="Forma9" draw:style-name="gr4" draw:text-style-name="P6" svg:width="18.125cm" svg:height="0.847cm" svg:x="0.019cm" svg:y="7.611cm"><draw:text-box><text:p text:style-name="P5"><text:span text:style-name="T3"><text:s text:c="2"/></text:span><text:span text:style-name="T3">Produtos encomendados</text:span></text:p></draw:text-box></draw:frame><draw:frame text:anchor-type="paragraph" draw:z-index="9" draw:name="Forma10" draw:style-name="gr3" draw:text-style-name="P4" svg:width="18.153cm" svg:height="10.716cm" svg:x="-0.009cm" svg:y="8.458cm"><draw:text-box><text:p/></draw:text-box></draw:frame><draw:custom-shape text:anchor-type="paragraph" draw:z-index="10" draw:name="Forma11" draw:style-name="gr2" draw:text-style-name="P3" svg:width="18.178cm" svg:height="0.895cm" svg:x="-0.034cm" svg:y="19.173cm"><text:p/><draw:enhanced-geometry svg:viewBox="0 0 21600 21600" draw:type="rectangle" draw:enhanced-path="M 0 0 L 21600 0 21600 21600 0 21600 0 0 Z N"/></draw:custom-shape><draw:frame text:anchor-type="paragraph" draw:z-index="11" draw:name="Forma12" draw:style-name="gr1" draw:text-style-name="P2" svg:width="18.125cm" svg:height="2.842cm" svg:x="0.099cm" svg:y="20.92cm"><draw:text-box><text:p><text:span text:style-name="T2">Lorem ipsum dolor sit amet. Et alias illo aut doloremque libero sit molestiae dolore et molestiae delectus hic quae odit! Non voluptatibus accusamus sit animi nesciunt qui commodi repellendus aut beatae enim est distinctio vitae vel incidunt assumenda non similique inventore.</text:span></text:p><text:p><text:span text:style-name="T2"/></text:p><text:p><text:span text:style-name="T2">Lorem ipsum dolor sit amet. Et alias illo aut doloremque libero sit molestiae dolore et molestiae delectus hic quae odit! Non voluptatibus accusamus sit animi nesciunt qui commodi repellendus aut beatae enim est distinctio vitae vel incidunt assumenda non similique inventore.</text:span></text:p></draw:text-box></draw:frame><text:tab/><text:tab/><text:span text:style-name="T1"><office:annotation><dc:creator>Autor desconhecido</dc:creator><dc:date>2021-09-27T16:53:35.755884562</dc:date><text:p/></office:annot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6:26:28.022973153</meta:creation-date>
    <dc:date>2021-09-28T12:21:13.918160023</dc:date>
    <meta:editing-duration>PT1H15M25S</meta:editing-duration>
    <meta:editing-cycles>5</meta:editing-cycles>
    <meta:generator>LibreOffice/6.4.7.2$Linux_X86_64 LibreOffice_project/40$Build-2</meta:generator>
    <meta:document-statistic meta:table-count="0" meta:image-count="0" meta:object-count="0" meta:page-count="1" meta:paragraph-count="1" meta:word-count="0" meta:character-count="2" meta:non-whitespace-character-count="0"/>
  </office:meta>
</office:document-meta>
</file>